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018cm" svg:stroke-color="#1c1c1c" draw:marker-start-width="0.227cm" draw:marker-end-width="0.227cm" draw:fill-color="#f10d0c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1c1c1c" draw:marker-start-width="0.227cm" draw:marker-end-width="0.227cm" draw:fill-color="#1c1c1c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3" style:family="graphic" style:parent-style-name="standard">
      <style:graphic-properties draw:fill-color="#2a6099" draw:textarea-horizontal-align="justify" draw:textarea-vertical-align="middle" draw:auto-grow-height="false" fo:min-height="0.199cm" fo:min-width="0cm" fo:wrap-option="wrap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038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6" style:family="paragraph">
      <loext:graphic-properties draw:fill-color="#f10d0c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1.7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5.4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0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778cm 2.21cm" svg:x1="6.09cm" svg:y1="9.186cm" svg:x2="14.833cm" svg:y2="9.555cm" draw:start-shape="id1" draw:start-glue-point="3" draw:end-shape="id2" draw:end-glue-point="2" svg:d="M6090 9186h-1280v3079h10023v-2710" svg:viewBox="0 0 10024 3080">
          <text:p/>
        </draw:connector>
        <draw:connector draw:style-name="gr4" draw:text-style-name="P4" draw:layer="layout" draw:line-skew="5.727cm -0.461cm" svg:x1="21.195cm" svg:y1="6.753cm" svg:x2="6.09cm" svg:y2="5.586cm" draw:start-shape="id3" draw:start-glue-point="0" draw:end-shape="id4" draw:end-glue-point="3" svg:d="M21195 6753v5194h-16068v-6361h963" svg:viewBox="0 0 16069 6362">
          <text:p/>
        </draw:connector>
        <draw:frame draw:style-name="gr5" draw:text-style-name="P5" draw:layer="layout" svg:width="1.37cm" svg:height="0.569cm" svg:x="5.06cm" svg:y="5.023cm">
          <draw:text-box>
            <text:p text:style-name="P4"><text:span text:style-name="T1">GP6</text:span></text:p>
          </draw:text-box>
        </draw:frame>
        <draw:frame draw:style-name="gr5" draw:text-style-name="P5" draw:layer="layout" svg:width="1.37cm" svg:height="0.569cm" svg:x="5.237cm" svg:y="8.5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016cm">
          <draw:text-box>
            <text:p text:style-name="P4"><text:span text:style-name="T2">RPi Pico W</text:span></text:p>
          </draw:text-box>
        </draw:frame>
        <draw:custom-shape draw:style-name="gr6" draw:text-style-name="P2" xml:id="id7" draw:id="id7" draw:layer="layout" svg:width="0.634cm" svg:height="0.305cm" svg:x="13.246cm" svg:y="2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2.6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66cm" svg:y="2.224cm">
          <draw:text-box>
            <text:p text:style-name="P4"><text:span text:style-name="T1">VSYS</text:span></text:p>
          </draw:text-box>
        </draw:frame>
        <draw:custom-shape draw:style-name="gr2" draw:text-style-name="P2" xml:id="id5" draw:id="id5" draw:layer="layout" svg:width="0.203cm" svg:height="0.203cm" svg:x="10.545cm" svg:y="2.6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2.79cm" svg:x2="13.246cm" svg:y2="2.787cm" draw:start-shape="id5" draw:start-glue-point="1" draw:end-shape="id6" draw:end-glue-point="3" svg:d="M10748 27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4.2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0.927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4.36cm" svg:y="2.325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4.36cm" svg:y="3.1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2.225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19.56cm" svg:y="3.1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9.3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2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203cm" svg:height="0.203cm" svg:x="15.345cm" svg:y="3.0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2.787cm" svg:x2="15.345cm" svg:y2="2.79cm" draw:start-shape="id7" draw:start-glue-point="1" draw:end-shape="id8" draw:end-glue-point="3" svg:d="M13880 2787h737v3h728" svg:viewBox="0 0 1466 4">
          <text:p/>
        </draw:connector>
        <draw:custom-shape draw:style-name="gr2" draw:text-style-name="P2" xml:id="id21" draw:id="id21" draw:layer="layout" svg:width="0.203cm" svg:height="0.203cm" svg:x="10.545cm" svg:y="3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14.132cm" svg:y="9.3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9.555cm" svg:x2="17.86cm" svg:y2="13.466cm" draw:start-shape="id9" draw:start-glue-point="2" draw:end-shape="id10" draw:end-glue-point="3" svg:d="M14533 9555v3911h3327" svg:viewBox="0 0 3328 3912">
          <text:p/>
        </draw:connector>
        <draw:connector draw:style-name="gr9" draw:text-style-name="P4" draw:layer="layout" svg:x1="14.233cm" svg:y1="9.555cm" svg:x2="14.533cm" svg:y2="9.555cm" draw:start-shape="id11" draw:start-glue-point="2" draw:end-shape="id9" draw:end-glue-point="2" svg:d="M14233 9555v500h300v-500" svg:viewBox="0 0 301 501">
          <text:p/>
        </draw:connector>
        <draw:frame draw:style-name="gr5" draw:text-style-name="P5" draw:layer="layout" svg:width="1.37cm" svg:height="0.569cm" svg:x="12.965cm" svg:y="9.407cm">
          <draw:text-box>
            <text:p text:style-name="P4"><text:span text:style-name="T1">VBUS</text:span></text:p>
          </draw:text-box>
        </draw:frame>
        <draw:custom-shape draw:style-name="gr2" draw:text-style-name="P2" xml:id="id19" draw:id="id19" draw:layer="layout" svg:width="0.203cm" svg:height="0.201cm" draw:transform="rotate (-3.14159265358979) translate (24.458cm 4.6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3cm" svg:x="19.912cm" svg:y="3.0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4.12cm" svg:x2="20.115cm" svg:y2="3.158cm" draw:start-shape="id12" draw:start-glue-point="3" draw:end-shape="id13" draw:end-glue-point="1" svg:d="M24832 4120h-2359v-962h-2358" svg:viewBox="0 0 4718 963">
          <text:p/>
        </draw:connector>
        <draw:custom-shape draw:style-name="gr2" draw:text-style-name="P2" xml:id="id25" draw:id="id2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0.545cm" svg:y="6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0.317cm" svg:height="0.317cm" svg:x="10.92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03cm" svg:height="0.203cm" svg:x="10.97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10.748cm" svg:y1="6.39cm" svg:x2="11.078cm" svg:y2="6.65cm" draw:start-shape="id14" draw:start-glue-point="1" draw:end-shape="id15" draw:end-glue-point="0" svg:d="M10748 6390h330v260" svg:viewBox="0 0 331 261">
          <text:p/>
        </draw:connector>
        <draw:connector draw:style-name="gr12" draw:text-style-name="P3" draw:layer="layout" svg:x1="10.748cm" svg:y1="7.19cm" svg:x2="11.078cm" svg:y2="6.967cm" draw:start-shape="id16" draw:start-glue-point="1" draw:end-shape="id15" draw:end-glue-point="2" svg:d="M10748 7190h330v-223" svg:viewBox="0 0 331 224">
          <text:p/>
        </draw:connector>
        <draw:custom-shape draw:style-name="gr2" draw:text-style-name="P2" xml:id="id20" draw:id="id20" draw:layer="layout" svg:width="0.203cm" svg:height="0.203cm" svg:x="13.532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0.203cm" svg:height="0.203cm" svg:x="13.532cm" svg:y="8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13.532cm" svg:y1="8.153cm" svg:x2="20.585cm" svg:y2="5.397cm" draw:start-shape="id17" draw:start-glue-point="3" draw:end-shape="id18" draw:end-glue-point="1" svg:d="M13532 8153h-502v-2756h7555" svg:viewBox="0 0 7556 2757">
          <text:p/>
        </draw:connector>
        <draw:custom-shape draw:style-name="gr2" draw:text-style-name="P2" xml:id="id48" draw:id="id48" draw:layer="layout" svg:width="0.203cm" svg:height="0.203cm" svg:x="19.912cm" svg:y="2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draw:line-skew="0.352cm" svg:x1="24.255cm" svg:y1="4.521cm" svg:x2="13.532cm" svg:y2="7.753cm" draw:start-shape="id19" draw:start-glue-point="1" draw:end-shape="id20" draw:end-glue-point="3" svg:d="M24255 4521h-10873v3232h150" svg:viewBox="0 0 10874 3233">
          <text:p/>
        </draw:connector>
        <draw:connector draw:style-name="gr12" draw:text-style-name="P3" draw:layer="layout" svg:x1="10.748cm" svg:y1="3.19cm" svg:x2="15.345cm" svg:y2="3.19cm" draw:start-shape="id21" draw:start-glue-point="1" draw:end-shape="id22" draw:end-glue-point="3" svg:d="M10748 3190h4597" svg:viewBox="0 0 4598 1">
          <text:p/>
        </draw:connector>
        <draw:custom-shape draw:style-name="gr2" draw:text-style-name="P2" xml:id="id24" draw:id="id24" draw:layer="layout" svg:width="0.203cm" svg:height="0.203cm" svg:x="15.0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" draw:id="id26" draw:layer="layout" svg:width="0.203cm" svg:height="0.203cm" svg:x="15.3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6.4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3" draw:id="id3" draw:layer="layout" svg:width="0.203cm" svg:height="0.203cm" svg:x="21.0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6.753cm" svg:x2="16.595cm" svg:y2="6.753cm" draw:start-shape="id3" draw:start-glue-point="0" draw:end-shape="id23" draw:end-glue-point="0" svg:d="M21195 6753v-502h-4600v502" svg:viewBox="0 0 4601 503">
          <text:p/>
        </draw:connector>
        <draw:connector draw:style-name="gr4" draw:text-style-name="P4" draw:layer="layout" draw:line-skew="0.622cm -1.094cm" svg:x1="15.133cm" svg:y1="9.555cm" svg:x2="10.748cm" svg:y2="3.59cm" draw:start-shape="id24" draw:start-glue-point="2" draw:end-shape="id25" draw:end-glue-point="1" svg:d="M15133 9555v1122h-3338v-7087h-1047" svg:viewBox="0 0 4386 7088">
          <text:p/>
        </draw:connector>
        <draw:connector draw:style-name="gr8" draw:text-style-name="P4" draw:layer="layout" draw:line-skew="0.94cm -1.562cm" svg:x1="15.433cm" svg:y1="9.555cm" svg:x2="10.748cm" svg:y2="3.99cm" draw:start-shape="id26" draw:start-glue-point="2" draw:end-shape="id27" draw:end-glue-point="1" svg:d="M15433 95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line-skew="-0.627cm 0.305cm" svg:x1="10.748cm" svg:y1="3.19cm" svg:x2="14.833cm" svg:y2="9.555cm" draw:start-shape="id21" draw:start-glue-point="1" draw:end-shape="id2" draw:end-glue-point="2" svg:d="M10748 3190h1364v7170h2721v-805" svg:viewBox="0 0 4086 7171">
          <text:p/>
        </draw:connector>
        <draw:frame draw:style-name="gr5" draw:text-style-name="P6" draw:layer="layout" svg:width="4.127cm" svg:height="0.569cm" svg:x="16.24cm" svg:y="9.407cm">
          <draw:text-box>
            <text:p text:style-name="P4"><text:span text:style-name="T2">Dual Pi Relay Hat</text:span></text:p>
          </draw:text-box>
        </draw:frame>
        <draw:custom-shape draw:style-name="gr16" draw:text-style-name="P10" draw:layer="layout" svg:width="2.223cm" svg:height="2.858cm" svg:x="6.15cm" svg:y="12.5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6.468cm" svg:y="12.8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8" draw:id="id28" draw:layer="layout" svg:width="0.152cm" svg:height="0.274cm" svg:x="6.7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0.152cm" svg:height="0.274cm" svg:x="7.0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2" draw:id="id32" draw:layer="layout" svg:width="0.152cm" svg:height="0.274cm" svg:x="7.3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4" draw:id="id34" draw:layer="layout" svg:width="0.152cm" svg:height="0.274cm" svg:x="7.66cm" svg:y="14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9" draw:id="id29" draw:layer="layout" svg:width="0.152cm" svg:height="0.305cm" svg:x="6.76cm" svg:y="18.1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1" draw:id="id31" draw:layer="layout" svg:width="0.152cm" svg:height="0.305cm" svg:x="7.06cm" svg:y="17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3" draw:id="id33" draw:layer="layout" svg:width="0.152cm" svg:height="0.305cm" svg:x="7.36cm" svg:y="16.5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5" draw:id="id35" draw:layer="layout" svg:width="0.152cm" svg:height="0.305cm" svg:x="7.66cm" svg:y="15.7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6.836cm" svg:y1="15.04cm" svg:x2="6.836cm" svg:y2="18.191cm" draw:start-shape="id28" draw:start-glue-point="2" draw:end-shape="id29" draw:end-glue-point="0" svg:d="M6836 15040v3151" svg:viewBox="0 0 1 3152">
          <text:p/>
        </draw:connector>
        <draw:connector draw:style-name="gr21" draw:text-style-name="P1" draw:layer="layout" draw:type="line" svg:x1="7.136cm" svg:y1="15.04cm" svg:x2="7.136cm" svg:y2="17.391cm" draw:start-shape="id30" draw:start-glue-point="2" draw:end-shape="id31" draw:end-glue-point="0" svg:d="M7136 15040v2351" svg:viewBox="0 0 1 2352">
          <text:p/>
        </draw:connector>
        <draw:connector draw:style-name="gr22" draw:text-style-name="P1" draw:layer="layout" draw:type="line" svg:x1="7.436cm" svg:y1="15.04cm" svg:x2="7.436cm" svg:y2="16.591cm" draw:start-shape="id32" draw:start-glue-point="2" draw:end-shape="id33" draw:end-glue-point="0" svg:d="M7436 15040v1551" svg:viewBox="0 0 1 1552">
          <text:p/>
        </draw:connector>
        <draw:connector draw:style-name="gr23" draw:text-style-name="P1" draw:layer="layout" draw:type="line" svg:x1="7.736cm" svg:y1="15.04cm" svg:x2="7.736cm" svg:y2="15.791cm" draw:start-shape="id34" draw:start-glue-point="2" draw:end-shape="id35" draw:end-glue-point="0" svg:d="M7736 15040v751" svg:viewBox="0 0 1 752">
          <text:p/>
        </draw:connector>
        <draw:custom-shape draw:style-name="gr24" draw:text-style-name="P11" xml:id="id39" draw:id="id39" draw:layer="layout" svg:width="0.099cm" svg:height="0.305cm" svg:x="8.767cm" svg:y="18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8" draw:id="id38" draw:layer="layout" svg:width="0.099cm" svg:height="0.305cm" svg:x="8.767cm" svg:y="17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7" draw:id="id37" draw:layer="layout" svg:width="0.099cm" svg:height="0.305cm" svg:x="8.767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6" draw:id="id36" draw:layer="layout" svg:width="0.099cm" svg:height="0.305cm" svg:x="8.767cm" svg:y="15.6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7.736cm" svg:y1="15.791cm" svg:x2="8.767cm" svg:y2="15.799cm" draw:start-shape="id35" draw:start-glue-point="0" draw:end-shape="id36" draw:end-glue-point="3" svg:d="M7736 15791l1031 8" svg:viewBox="0 0 1032 9">
          <text:p/>
        </draw:connector>
        <draw:connector draw:style-name="gr22" draw:text-style-name="P1" draw:layer="layout" draw:type="line" svg:x1="7.436cm" svg:y1="16.591cm" svg:x2="8.767cm" svg:y2="16.604cm" draw:start-shape="id33" draw:start-glue-point="0" draw:end-shape="id37" draw:end-glue-point="3" svg:d="M7436 16591l1331 13" svg:viewBox="0 0 1332 14">
          <text:p/>
        </draw:connector>
        <draw:connector draw:style-name="gr21" draw:text-style-name="P1" draw:layer="layout" draw:type="line" svg:x1="7.136cm" svg:y1="17.391cm" svg:x2="8.767cm" svg:y2="17.409cm" draw:start-shape="id31" draw:start-glue-point="0" draw:end-shape="id38" draw:end-glue-point="3" svg:d="M7136 17391l1631 18" svg:viewBox="0 0 1632 19">
          <text:p/>
        </draw:connector>
        <draw:connector draw:style-name="gr20" draw:text-style-name="P1" draw:layer="layout" draw:type="line" svg:x1="6.836cm" svg:y1="18.191cm" svg:x2="8.767cm" svg:y2="18.214cm" draw:start-shape="id29" draw:start-glue-point="0" draw:end-shape="id39" draw:end-glue-point="3" svg:d="M6836 18191l1931 23" svg:viewBox="0 0 1932 24">
          <text:p/>
        </draw:connector>
        <draw:frame draw:style-name="gr25" draw:text-style-name="P13" draw:layer="layout" svg:width="3.502cm" svg:height="0.802cm" svg:x="8.833cm" svg:y="15.526cm">
          <draw:text-box>
            <text:p><text:span text:style-name="T3">Up Command</text:span></text:p>
          </draw:text-box>
        </draw:frame>
        <draw:frame draw:style-name="gr25" draw:text-style-name="P13" draw:layer="layout" svg:width="3.502cm" svg:height="0.802cm" svg:x="8.833cm" svg:y="16.326cm">
          <draw:text-box>
            <text:p><text:span text:style-name="T3">Ground</text:span></text:p>
          </draw:text-box>
        </draw:frame>
        <draw:frame draw:style-name="gr26" draw:text-style-name="P15" draw:layer="layout" svg:width="3.502cm" svg:height="0.806cm" svg:x="8.833cm" svg:y="17.126cm">
          <draw:text-box>
            <text:p text:style-name="P14"><text:span text:style-name="T3">Down Command</text:span></text:p>
          </draw:text-box>
        </draw:frame>
        <draw:frame draw:style-name="gr25" draw:text-style-name="P13" draw:layer="layout" svg:width="3.502cm" svg:height="0.802cm" svg:x="8.833cm" svg:y="17.926cm">
          <draw:text-box>
            <text:p><text:span text:style-name="T3">VCC 29V</text:span></text:p>
          </draw:text-box>
        </draw:frame>
        <draw:frame draw:style-name="gr27" draw:text-style-name="P6" draw:layer="layout" svg:width="3.274cm" svg:height="0.887cm" svg:x="8.138cm" svg:y="12.801cm">
          <draw:text-box>
            <text:p text:style-name="P4"><text:span text:style-name="T2">RJ9 Connector </text:span></text:p>
            <text:p text:style-name="P4"><text:span text:style-name="T2">to sofa’s motor</text:span></text:p>
          </draw:text-box>
        </draw:frame>
        <draw:frame draw:style-name="gr1" draw:text-style-name="P1" draw:layer="layout" svg:width="4.445cm" svg:height="2.684cm" draw:transform="rotate (-3.14159265358979) translate (22.437cm 14.957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8.3cm" svg:y="14.903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6.875cm" svg:y="13.001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6.875cm" svg:y="13.802cm">
          <draw:text-box>
            <text:p text:style-name="P4"><text:span text:style-name="T1">GND</text:span></text:p>
          </draw:text-box>
        </draw:frame>
        <draw:custom-shape draw:style-name="gr2" draw:text-style-name="P2" xml:id="id10" draw:id="id10" draw:layer="layout" svg:width="0.203cm" svg:height="0.203cm" svg:x="17.86cm" svg:y="13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0.203cm" svg:height="0.203cm" svg:x="17.86cm" svg:y="13.76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22.08cm" svg:y="12.887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22.08cm" svg:y="13.788cm">
          <draw:text-box>
            <text:p text:style-name="P4"><text:span text:style-name="T1">GND</text:span></text:p>
          </draw:text-box>
        </draw:frame>
        <draw:custom-shape draw:style-name="gr2" draw:text-style-name="P2" xml:id="id56" draw:id="id56" draw:layer="layout" svg:width="0.203cm" svg:height="0.203cm" svg:x="22.432cm" svg:y="13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2.432cm" svg:y="13.31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325cm" svg:y="5.797cm">
          <draw:text-box>
            <text:p text:style-name="P4"><text:span text:style-name="T1">reset</text:span></text:p>
          </draw:text-box>
        </draw:frame>
        <draw:connector draw:style-name="gr28" draw:text-style-name="P3" draw:layer="layout" svg:x1="17.86cm" svg:y1="13.866cm" svg:x2="14.833cm" svg:y2="9.555cm" draw:start-shape="id40" draw:start-glue-point="3" draw:end-shape="id2" draw:end-glue-point="2" svg:d="M17860 13866h-3027v-4311" svg:viewBox="0 0 3028 4312">
          <text:p/>
        </draw:connector>
        <draw:custom-shape draw:style-name="gr2" draw:text-style-name="P2" xml:id="id42" draw:id="id42" draw:layer="layout" svg:width="0.203cm" svg:height="0.201cm" draw:transform="rotate (-3.14159265358979) translate (26.271cm 8.2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0.203cm" svg:height="0.203cm" svg:x="20.3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svg:x1="20.507cm" svg:y1="8.175cm" svg:x2="26.068cm" svg:y2="8.173cm" draw:start-shape="id41" draw:start-glue-point="3" draw:end-shape="id42" draw:end-glue-point="1" svg:d="M20507 8175h2781v-2h2780" svg:viewBox="0 0 5562 3">
          <text:p/>
        </draw:connector>
        <draw:connector draw:style-name="gr29" draw:text-style-name="P3" draw:layer="layout" svg:x1="12.166cm" svg:y1="18.213cm" svg:x2="26.171cm" svg:y2="13.517cm" draw:start-shape="id43" draw:start-glue-point="1" draw:end-shape="id44" draw:end-glue-point="2" svg:d="M12166 18213h14005v-4696" svg:viewBox="0 0 14006 4697">
          <text:p/>
        </draw:connector>
        <draw:custom-shape draw:style-name="gr24" draw:text-style-name="P11" xml:id="id43" draw:id="id43" draw:layer="layout" svg:width="0.099cm" svg:height="0.305cm" svg:x="12.067cm" svg:y="18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5" draw:id="id55" draw:layer="layout" svg:width="0.099cm" svg:height="0.305cm" svg:x="12.067cm" svg:y="17.2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2" draw:id="id52" draw:layer="layout" svg:width="0.099cm" svg:height="0.305cm" svg:x="12.067cm" svg:y="1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58" draw:id="id58" draw:layer="layout" svg:width="0.099cm" svg:height="0.305cm" svg:x="12.067cm" svg:y="15.64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5.06cm" svg:y="5.524cm">
          <draw:text-box>
            <text:p text:style-name="P4"><text:span text:style-name="T1">GP7</text:span></text:p>
          </draw:text-box>
        </draw:frame>
        <draw:custom-shape draw:style-name="gr2" draw:text-style-name="P2" xml:id="id46" draw:id="id46" draw:layer="layout" svg:width="0.203cm" svg:height="0.203cm" svg:x="6.09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203cm" svg:height="0.203cm" svg:x="16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4.175cm" svg:x1="20.895cm" svg:y1="6.956cm" svg:x2="6.09cm" svg:y2="5.986cm" draw:start-shape="id45" draw:start-glue-point="2" draw:end-shape="id46" draw:end-glue-point="3" svg:d="M20895 6956v4674h-15307v-5644h502" svg:viewBox="0 0 15308 5645">
          <text:p/>
        </draw:connector>
        <draw:custom-shape draw:style-name="gr15" draw:text-style-name="P9" xml:id="id45" draw:id="id45" draw:layer="layout" svg:width="0.203cm" svg:height="0.203cm" svg:x="20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-0.905cm 0cm 0.299cm" svg:x1="20.895cm" svg:y1="6.956cm" svg:x2="16.895cm" svg:y2="6.753cm" draw:start-shape="id45" draw:start-glue-point="2" draw:end-shape="id47" draw:end-glue-point="0" svg:d="M20895 6956v-406h-2000-2000v203" svg:viewBox="0 0 4001 407">
          <text:p/>
        </draw:connector>
        <draw:custom-shape draw:style-name="gr2" draw:text-style-name="P2" xml:id="id18" draw:id="id18" draw:layer="layout" svg:width="0.203cm" svg:height="0.201cm" draw:transform="rotate (-3.14159265358979) translate (20.788cm 5.497cm)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0.115cm" svg:y1="2.758cm" svg:x2="20.687cm" svg:y2="5.296cm" draw:start-shape="id48" draw:start-glue-point="1" draw:end-shape="id18" draw:end-glue-point="2" svg:d="M20115 2758h572v2538" svg:viewBox="0 0 573 2539">
          <text:p/>
        </draw:connector>
        <draw:connector draw:style-name="gr29" draw:text-style-name="P3" draw:layer="layout" svg:x1="20.788cm" svg:y1="5.397cm" svg:x2="26.17cm" svg:y2="8.072cm" draw:start-shape="id18" draw:start-glue-point="3" draw:end-shape="id42" draw:end-glue-point="2" svg:d="M20788 5397h5382v2675" svg:viewBox="0 0 5383 2676">
          <text:p/>
        </draw:connector>
        <draw:connector draw:style-name="gr14" draw:text-style-name="P4" draw:layer="layout" svg:x1="24.357cm" svg:y1="4.621cm" svg:x2="14.309cm" svg:y2="15.291cm" draw:start-shape="id19" draw:start-glue-point="0" draw:end-shape="id49" draw:end-glue-point="3" svg:d="M24357 4621v11179h-10048v-509" svg:viewBox="0 0 10049 11180">
          <text:p/>
        </draw:connector>
        <draw:custom-shape draw:style-name="gr2" draw:text-style-name="P2" xml:id="id41" draw:id="id41" draw:layer="layout" svg:width="0.203cm" svg:height="0.201cm" draw:transform="rotate (-3.14159265358979) translate (20.507cm 8.275cm)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2.635cm" svg:y1="13.42cm" svg:x2="26.07cm" svg:y2="13.415cm" draw:start-shape="id50" draw:start-glue-point="1" draw:end-shape="id44" draw:end-glue-point="3" svg:d="M22635 13420h1717v-5h1718" svg:viewBox="0 0 3436 6">
          <text:p/>
        </draw:connector>
        <draw:custom-shape draw:style-name="gr2" draw:text-style-name="P2" xml:id="id44" draw:id="id44" draw:layer="layout" svg:width="0.203cm" svg:height="0.203cm" svg:x="26.07cm" svg:y="13.3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652cm" svg:height="0.569cm" svg:x="10.56cm" svg:y="3.124cm">
          <draw:text-box>
            <text:p text:style-name="P4"><text:span text:style-name="T1">3V3EN</text:span></text:p>
          </draw:text-box>
        </draw:frame>
        <draw:frame draw:style-name="gr5" draw:text-style-name="P5" draw:layer="layout" svg:width="1.235cm" svg:height="0.569cm" svg:x="10.56cm" svg:y="3.525cm">
          <draw:text-box>
            <text:p text:style-name="P4"><text:span text:style-name="T1">3V3</text:span></text:p>
          </draw:text-box>
        </draw:frame>
        <draw:connector draw:style-name="gr3" draw:text-style-name="P3" draw:layer="layout" svg:x1="24.933cm" svg:y1="13.922cm" svg:x2="12.166cm" svg:y2="16.603cm" draw:start-shape="id51" draw:start-glue-point="2" draw:end-shape="id52" draw:end-glue-point="1" svg:d="M24933 13922v2681h-12767" svg:viewBox="0 0 12768 2682">
          <text:p/>
        </draw:connector>
        <draw:connector draw:style-name="gr29" draw:text-style-name="P3" draw:layer="layout" svg:x1="26.171cm" svg:y1="13.314cm" svg:x2="26.17cm" svg:y2="8.273cm" draw:start-shape="id44" draw:start-glue-point="0" draw:end-shape="id42" draw:end-glue-point="0" svg:d="M26171 13314v-2521h-1v-2520" svg:viewBox="0 0 2 5042">
          <text:p/>
        </draw:connector>
        <draw:connector draw:style-name="gr30" draw:text-style-name="P3" draw:layer="layout" svg:x1="20.507cm" svg:y1="8.556cm" svg:x2="25.504cm" svg:y2="8.556cm" draw:start-shape="id53" draw:start-glue-point="1" draw:end-shape="id54" draw:end-glue-point="3" svg:d="M20507 8556h4997" svg:viewBox="0 0 4998 1">
          <text:p/>
        </draw:connector>
        <draw:custom-shape draw:style-name="gr2" draw:text-style-name="P2" xml:id="id54" draw:id="id54" draw:layer="layout" svg:width="0.203cm" svg:height="0.203cm" svg:x="25.5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3" draw:layer="layout" svg:x1="12.166cm" svg:y1="17.408cm" svg:x2="25.605cm" svg:y2="8.658cm" draw:start-shape="id55" draw:start-glue-point="1" draw:end-shape="id54" draw:end-glue-point="2" svg:d="M12166 17408h13439v-8750" svg:viewBox="0 0 13440 8751">
          <text:p/>
        </draw:connector>
        <draw:frame draw:style-name="gr5" draw:text-style-name="P5" draw:layer="layout" svg:width="1.9cm" svg:height="0.569cm" svg:x="12.63cm" svg:y="2.125cm">
          <draw:text-box>
            <text:p text:style-name="P4"><text:span text:style-name="T1">1N5822</text:span></text:p>
          </draw:text-box>
        </draw:frame>
        <draw:custom-shape draw:style-name="gr2" draw:text-style-name="P2" xml:id="id51" draw:id="id51" draw:layer="layout" svg:width="0.203cm" svg:height="0.203cm" svg:x="24.832cm" svg:y="13.7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13.82cm" svg:x2="22.635cm" svg:y2="13.82cm" draw:start-shape="id51" draw:start-glue-point="3" draw:end-shape="id56" draw:end-glue-point="1" svg:d="M24832 13820h-2197" svg:viewBox="0 0 2198 1">
          <text:p/>
        </draw:connector>
        <draw:custom-shape draw:style-name="gr2" draw:text-style-name="P2" xml:id="id12" draw:id="id12" draw:layer="layout" svg:width="0.203cm" svg:height="0.203cm" svg:x="24.832cm" svg:y="4.0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933cm" svg:y1="13.719cm" svg:x2="24.933cm" svg:y2="4.222cm" draw:start-shape="id51" draw:start-glue-point="0" draw:end-shape="id12" draw:end-glue-point="2" svg:d="M24933 13719v-9497" svg:viewBox="0 0 1 9498">
          <text:p/>
        </draw:connector>
        <draw:custom-shape draw:style-name="gr31" draw:text-style-name="P16" xml:id="id59" draw:id="id59" draw:layer="layout" svg:width="0.634cm" svg:height="0.305cm" draw:transform="rotate (1.5707963267949) translate (14.157cm 15.2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xml:id="id49" draw:id="id49" draw:layer="layout" svg:width="0.127cm" svg:height="0.305cm" draw:transform="rotate (1.5707963267949) translate (14.157cm 15.291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17cm" svg:height="0.569cm" svg:x="14.158cm" svg:y="14.222cm">
          <draw:text-box>
            <text:p text:style-name="P4"><text:span text:style-name="T1">D1: 1N4148</text:span></text:p>
          </draw:text-box>
        </draw:frame>
        <draw:frame draw:style-name="gr5" draw:text-style-name="P5" draw:layer="layout" svg:width="1.9cm" svg:height="0.569cm" svg:x="11.352cm" svg:y="14.252cm">
          <draw:text-box>
            <text:p text:style-name="P4"><text:span text:style-name="T1">C1: 1 uF</text:span></text:p>
          </draw:text-box>
        </draw:frame>
        <draw:custom-shape draw:style-name="gr33" draw:text-style-name="P18" xml:id="id57" draw:id="id57" draw:layer="layout" svg:width="0.635cm" svg:height="0.635cm" svg:x="12.817cm" svg:y="1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406cm" svg:height="0.406cm" svg:x="12.93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0.008cm" svg:height="0.305cm" draw:transform="rotate (1.5707963267949) translate (14.157cm 14.973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1.5707963267949) translate (14.157cm 14.873cm)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135cm" svg:y1="15.222cm" svg:x2="12.166cm" svg:y2="15.798cm" draw:start-shape="id57" draw:start-glue-point="8" draw:end-shape="id58" draw:end-glue-point="1" svg:d="M13135 15222v576h-969" svg:viewBox="0 0 970 577">
          <text:p/>
        </draw:connector>
        <draw:connector draw:style-name="gr14" draw:text-style-name="P4" draw:layer="layout" svg:x1="14.309cm" svg:y1="15.291cm" svg:x2="12.166cm" svg:y2="15.798cm" draw:start-shape="id49" draw:start-glue-point="3" draw:end-shape="id58" draw:end-glue-point="1" svg:d="M14309 15291v509h-1144v-2h-999" svg:viewBox="0 0 2144 510">
          <text:p/>
        </draw:connector>
        <draw:connector draw:style-name="gr28" draw:text-style-name="P3" draw:layer="layout" draw:line-skew="-0.253cm" svg:x1="12.166cm" svg:y1="16.603cm" svg:x2="13.135cm" svg:y2="14.587cm" draw:start-shape="id52" draw:start-glue-point="1" draw:end-shape="id57" draw:end-glue-point="4" svg:d="M12166 16603h1534v-2518h-565v502" svg:viewBox="0 0 1535 2519">
          <text:p/>
        </draw:connector>
        <draw:connector draw:style-name="gr28" draw:text-style-name="P3" draw:layer="layout" svg:x1="14.309cm" svg:y1="14.657cm" svg:x2="13.135cm" svg:y2="14.587cm" draw:start-shape="id59" draw:end-shape="id57" draw:end-glue-point="4" svg:d="M14309 14657v-572h-1174v502" svg:viewBox="0 0 1175 573">
          <text:p/>
        </draw:connector>
        <draw:custom-shape draw:style-name="gr33" draw:text-style-name="P18" xml:id="id60" draw:id="id60" draw:layer="layout" svg:width="0.635cm" svg:height="0.635cm" svg:x="12.821cm" svg:y="1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xml:id="id61" draw:id="id61" draw:layer="layout" svg:width="0.406cm" svg:height="0.406cm" svg:x="12.936cm" svg:y="1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line-skew="-0.257cm -0.195cm" svg:x1="12.166cm" svg:y1="16.603cm" svg:x2="13.139cm" svg:y2="19.426cm" draw:start-shape="id52" draw:start-glue-point="1" draw:end-shape="id60" draw:end-glue-point="8" svg:d="M12166 16603h1534v3129h-561v-306" svg:viewBox="0 0 1535 3130">
          <text:p/>
        </draw:connector>
        <draw:connector draw:style-name="gr28" draw:text-style-name="P3" draw:layer="layout" draw:line-skew="-0.169cm" svg:x1="13.139cm" svg:y1="19.312cm" svg:x2="14.214cm" svg:y2="19.391cm" draw:start-shape="id61" draw:start-glue-point="8" draw:end-shape="id62" draw:end-glue-point="1" svg:d="M13139 19312v420h1075v-341" svg:viewBox="0 0 1076 421">
          <text:p/>
        </draw:connector>
        <draw:connector draw:style-name="gr30" draw:text-style-name="P3" draw:layer="layout" svg:x1="13.139cm" svg:y1="18.791cm" svg:x2="12.166cm" svg:y2="17.408cm" draw:start-shape="id60" draw:start-glue-point="4" draw:end-shape="id55" draw:end-glue-point="1" svg:d="M13139 18791v-1383h-973" svg:viewBox="0 0 974 1384">
          <text:p/>
        </draw:connector>
        <draw:connector draw:style-name="gr30" draw:text-style-name="P3" draw:layer="layout" svg:x1="12.166cm" svg:y1="17.408cm" svg:x2="14.214cm" svg:y2="18.757cm" draw:start-shape="id55" draw:start-glue-point="1" draw:end-shape="id63" draw:end-glue-point="3" svg:d="M12166 17408h2048v1349" svg:viewBox="0 0 2049 1350">
          <text:p/>
        </draw:connector>
        <draw:frame draw:style-name="gr5" draw:text-style-name="P5" draw:layer="layout" svg:width="1.9cm" svg:height="0.569cm" svg:x="11.452cm" svg:y="18.353cm">
          <draw:text-box>
            <text:p text:style-name="P4"><text:span text:style-name="T1">C2: 1 uF</text:span></text:p>
          </draw:text-box>
        </draw:frame>
        <draw:frame draw:style-name="gr5" draw:text-style-name="P5" draw:layer="layout" svg:width="2.217cm" svg:height="0.569cm" svg:x="14.059cm" svg:y="18.323cm">
          <draw:text-box>
            <text:p text:style-name="P4"><text:span text:style-name="T1">D2: 1N4148</text:span></text:p>
          </draw:text-box>
        </draw:frame>
        <draw:custom-shape draw:style-name="gr31" draw:text-style-name="P16" xml:id="id62" draw:id="id62" draw:layer="layout" svg:width="0.634cm" svg:height="0.305cm" draw:transform="rotate (-1.5707963267949) translate (14.366cm 18.7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xml:id="id63" draw:id="id63" draw:layer="layout" svg:width="0.127cm" svg:height="0.305cm" draw:transform="rotate (-1.5707963267949) translate (14.366cm 18.75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-1.5707963267949) translate (14.366cm 19.075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-1.5707963267949) translate (14.366cm 19.17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11-11T00:25:56.793259997</dc:date>
    <meta:editing-duration>PT5H36M28S</meta:editing-duration>
    <meta:editing-cycles>128</meta:editing-cycles>
    <meta:generator>LibreOffice/7.3.7.2$Linux_X86_64 LibreOffice_project/30$Build-2</meta:generator>
    <meta:document-statistic meta:object-count="152"/>
  </office:meta>
</office:document-meta>
</file>